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af286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>
      <style:text-properties officeooo:paragraph-rsid="001af286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paragraph-rsid="001cb8ab"/>
    </style:style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>
      <style:text-properties officeooo:paragraph-rsid="001af286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2">
      <style:text-properties officeooo:rsid="001cb8ab" officeooo:paragraph-rsid="001cb8ab"/>
    </style:style>
    <style:style style:name="T1" style:family="text">
      <style:text-properties officeooo:rsid="001af286"/>
    </style:style>
    <style:style style:name="T2" style:family="text">
      <style:text-properties officeooo:rsid="001c9b09"/>
    </style:style>
    <style:style style:name="T3" style:family="text">
      <style:text-properties officeooo:rsid="001cb8a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Interview Questions &amp; Responses:</text:span></text:h>
      <text:list text:style-name="L1">
        <text:list-item>
          <text:p text:style-name="P2"><text:span text:style-name="Strong_20_Emphasis">What are your goals when using the MedSys application?</text:span></text:p>
          <text:list>
            <text:list-item>
              <text:p text:style-name="P3">"We want a simple and fast way to book appointments without making phone calls." </text:p>
            </text:list-item>
            <text:list-item>
              <text:p text:style-name="P3">"Doctors should have an easy way to manage their schedules." </text:p>
            </text:list-item>
            <text:list-item>
              <text:p text:style-name="P3">"The system should send reminders for upcoming appointments." </text:p>
            </text:list-item>
            <text:list-item>
              <text:p text:style-name="P3">“<text:span text:style-name="T2">Knowing if I’m healthy without visiting a doctor’s office”</text:span></text:p>
            </text:list-item>
            <text:list-item>
              <text:p text:style-name="P3">“<text:span text:style-name="T3">Automatically import my medical file and also keep in mind my personal feedback”</text:span></text:p>
            </text:list-item>
          </text:list>
        </text:list-item>
        <text:list-item>
          <text:p text:style-name="P2"><text:span text:style-name="Strong_20_Emphasis">What are your main needs as a user of this system?</text:span></text:p>
          <text:list>
            <text:list-item>
              <text:p text:style-name="P3">"A clear and intuitive interface to find available appointment slots." </text:p>
            </text:list-item>
            <text:list-item>
              <text:p text:style-name="P3">"A secure way to store and access medical records." </text:p>
            </text:list-item>
            <text:list-item>
              <text:p text:style-name="P3">"Doctors should be able to update and review patient history effortlessly." </text:p>
            </text:list-item>
            <text:list-item>
              <text:p text:style-name="P3">“<text:span text:style-name="T2">Fast response”</text:span></text:p>
            </text:list-item>
            <text:list-item>
              <text:p text:style-name="P3">“<text:span text:style-name="T3">Very quick response to emergency queries”</text:span></text:p>
            </text:list-item>
          </text:list>
        </text:list-item>
        <text:list-item>
          <text:p text:style-name="P2"><text:span text:style-name="Strong_20_Emphasis">What frustrations do you currently experience with similar systems?</text:span></text:p>
          <text:list>
            <text:list-item>
              <text:p text:style-name="P3">"Some systems require too many steps to book an appointment." </text:p>
            </text:list-item>
            <text:list-item>
              <text:p text:style-name="P3">"Lack of notifications, so we forget about scheduled visits." </text:p>
            </text:list-item>
            <text:list-item>
              <text:p text:style-name="P3">"It’s hard to reach support when there’s an issue with the system." </text:p>
            </text:list-item>
            <text:list-item>
              <text:p text:style-name="P5">“<text:span text:style-name="T2">It takes long to book an appointment”</text:span></text:p>
            </text:list-item>
            <text:list-item>
              <text:p text:style-name="P5"><text:span text:style-name="T2">“</text:span><text:span text:style-name="T3">My feedback is not taken into account”</text:span><text:span text:style-name="T2"><text:tab/></text:span></text:p>
            </text:list-item>
          </text:list>
        </text:list-item>
        <text:list-item>
          <text:p text:style-name="P2"><text:span text:style-name="Strong_20_Emphasis">How often would you use this application?</text:span></text:p>
          <text:list>
            <text:list-item>
              <text:p text:style-name="P3">"Patients would use it occasionally when they need an appointment." </text:p>
            </text:list-item>
            <text:list-item>
              <text:p text:style-name="P3">"Doctors and medical staff would use it daily for managing schedules and records." </text:p>
            </text:list-item>
            <text:list-item>
              <text:p text:style-name="P3">“<text:span text:style-name="T2">Once every 3 months or so”</text:span></text:p>
            </text:list-item>
            <text:list-item>
              <text:p text:style-name="P3">“<text:span text:style-name="T3">Once per month or at need”</text:span></text:p>
            </text:list-item>
          </text:list>
        </text:list-item>
        <text:list-item>
          <text:p text:style-name="P2"><text:span text:style-name="Strong_20_Emphasis">What features do you think are the most important?</text:span></text:p>
          <text:list>
            <text:list-item>
              <text:p text:style-name="P3">"Appointment scheduling with real-time availability updates." </text:p>
            </text:list-item>
            <text:list-item>
              <text:p text:style-name="P3">"Automated reminders via SMS/email." </text:p>
            </text:list-item>
            <text:list-item>
              <text:p text:style-name="P4">"A secure patient portal for accessing prescriptions and medical history."</text:p>
            </text:list-item>
            <text:list-item>
              <text:p text:style-name="P4">“<text:span text:style-name="T2">Public and certified doctors so that my diagnostic is accurate and modern encryption so that my data is safe”</text:span></text:p>
            </text:list-item>
            <text:list-item>
              <text:p text:style-name="P4">“<text:span text:style-name="T3">Have a list of preferred medics to whom I can chat quickly and on-demand”</text:span></text:p>
            </text:list-item>
          </text:list>
        </text:list-item>
      </text:list>
      <text:p text:style-name="P1"><text:span text:style-name="Strong_20_Emphasis"><text:span text:style-name="T1">6. </text:span></text:span><text:span text:style-name="Strong_20_Emphasis">What devices do you prefer to use when accessing the application?</text:span></text:p>
      <text:list text:style-name="L2">
        <text:list-item>
          <text:p text:style-name="P6">"Mostly smartphones for quick access, but doctors might prefer desktops or tablets for better visibility." </text:p>
        </text:list-item>
        <text:list-item>
          <text:p text:style-name="P7">"It should work smoothly on both mobile and desktop." </text:p>
        </text:list-item>
        <text:list-item>
          <text:p text:style-name="P7">“<text:span text:style-name="T2">Mobile”</text:span></text:p>
        </text:list-item>
        <text:list-item>
          <text:p text:style-name="P12">“Mobile or wearables”</text:p>
          <text:p text:style-name="P7"><text:span text:style-name="Strong_20_Emphasis"><text:span text:style-name="T1">7. </text:span></text:span><text:span text:style-name="Strong_20_Emphasis">Would you like any additional features to improve your experience?</text:span></text:p>
        </text:list-item>
      </text:list>
      <text:list text:style-name="L3">
        <text:list-item>
          <text:p text:style-name="P9">"FAQ section for quick assistance." </text:p>
        </text:list-item>
        <text:list-item>
          <text:p text:style-name="P9"><text:soft-page-break/>"Integration with digital health records or insurance systems." </text:p>
        </text:list-item>
        <text:list-item>
          <text:p text:style-name="P8">"A way to leave feedback after an appointment to improve services."</text:p>
        </text:list-item>
        <text:list-item>
          <text:p text:style-name="P8">“<text:span text:style-name="T2">A live chat with doctors, even at the cost of a premium plan”</text:span></text:p>
        </text:list-item>
        <text:list-item>
          <text:p text:style-name="P8">“<text:span text:style-name="T3">A tightly-knit community”</text:span></text:p>
        </text:list-item>
      </text:list>
      <text:p text:style-name="P1"/>
      <text:p text:style-name="Standard"/>
      <text:h text:style-name="Heading_20_4" text:outline-level="4"><text:span text:style-name="Strong_20_Emphasis">Key Insights from Research:</text:span></text:h>
      <text:list text:style-name="L4">
        <text:list-item>
          <text:p text:style-name="P11">The UI should be <text:span text:style-name="Strong_20_Emphasis">simple, intuitive, and efficient</text:span> for both patients and doctors. </text:p>
        </text:list-item>
        <text:list-item>
          <text:p text:style-name="P11"><text:span text:style-name="Strong_20_Emphasis">Automated notifications</text:span> are crucial to prevent missed appointments. </text:p>
        </text:list-item>
        <text:list-item>
          <text:p text:style-name="P11"><text:span text:style-name="Strong_20_Emphasis">Security and privacy</text:span> are essential for storing and accessing medical data. </text:p>
        </text:list-item>
        <text:list-item>
          <text:p text:style-name="P10"><text:span text:style-name="Strong_20_Emphasis">Support and assistance</text:span> should be easily accessible in case of technical issues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6:15:37.978232178</meta:creation-date>
    <dc:date>2025-03-11T17:26:56.068053615</dc:date>
    <meta:editing-duration>PT13M59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46" meta:word-count="456" meta:character-count="2687" meta:non-whitespace-character-count="2298"/>
  </office:meta>
</office:document-meta>
</file>